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0e90" officeooo:paragraph-rsid="000b0e90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0b0e90" officeooo:paragraph-rsid="000b0e90" style:font-weight-asian="bold" style:font-weight-complex="bold"/>
    </style:style>
    <style:style style:name="P3" style:family="paragraph" style:parent-style-name="Standard">
      <style:text-properties fo:font-style="italic" fo:font-weight="bold" officeooo:rsid="000b0e90" officeooo:paragraph-rsid="000b0e9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ff66cc" fo:font-style="italic" fo:font-weight="bold" officeooo:rsid="000b0e90" officeooo:paragraph-rsid="000b0e9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ff66cc" fo:font-style="italic" fo:font-weight="bold" officeooo:rsid="000b0e90" officeooo:paragraph-rsid="000b46ed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use-window-font-color="true" officeooo:rsid="000b0e90" officeooo:paragraph-rsid="000b0e90"/>
    </style:style>
    <style:style style:name="P7" style:family="paragraph" style:parent-style-name="Standard">
      <style:text-properties fo:color="#000000" fo:font-style="italic" fo:font-weight="bold" officeooo:rsid="000b0e90" officeooo:paragraph-rsid="000b0e90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00000" fo:font-style="italic" fo:font-weight="bold" officeooo:rsid="000b0e90" officeooo:paragraph-rsid="000b46e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00000" fo:font-style="italic" fo:font-weight="bold" officeooo:rsid="000b46ed" officeooo:paragraph-rsid="000b46e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000000" fo:font-style="italic" fo:font-weight="bold" officeooo:rsid="000d2a67" officeooo:paragraph-rsid="000d2a6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000000" fo:font-style="italic" fo:font-weight="bold" officeooo:rsid="000dbb34" officeooo:paragraph-rsid="000dbb34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000000" fo:font-style="italic" fo:font-weight="normal" officeooo:rsid="000b0e90" officeooo:paragraph-rsid="000b0e9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fo:font-style="normal" fo:font-weight="normal" officeooo:rsid="000b0e90" officeooo:paragraph-rsid="000b0e90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b4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emetry <text:s/>Product RunBook</text:p>
      <text:p text:style-name="P1"/>
      <text:p text:style-name="P6"/>
      <text:p text:style-name="P2">INC0036008</text:p>
      <text:p text:style-name="P2"/>
      <text:p text:style-name="P3">telemetry-eu-api-02 PORT 5666 CRITICAL: 10.144.65.193/5666 is not responding</text:p>
      <text:p text:style-name="P3"/>
      <text:p text:style-name="P4">Steps to Resolve the incident.</text:p>
      <text:p text:style-name="P7"/>
      <text:p text:style-name="P7">***************<text:span text:style-name="T2">PORT********************</text:span></text:p>
      <text:p text:style-name="P12">1. login to the console and Vm with the credentials.</text:p>
      <text:p text:style-name="P12">2. <text:span text:style-name="T1">gousiabr@telemetry-eu-api-02:~$ netstat -an | grep 5666</text:span></text:p>
      <text:p text:style-name="P13">tcp <text:s text:c="7"/>0 <text:s text:c="5"/>0 0.0.0.0:5666 <text:s text:c="11"/>0.0.0.0:* <text:s text:c="14"/>LISTEN <text:s text:c="4"/></text:p>
      <text:p text:style-name="P13">tcp6 <text:s text:c="6"/>0 <text:s text:c="5"/>0 :::5666 <text:s text:c="16"/>:::* <text:s text:c="19"/>LISTEN <text:s text:c="4"/></text:p>
      <text:p text:style-name="P13">gousiabr@telemetry-eu-api-02:~$ uptime</text:p>
      <text:p text:style-name="P13"><text:s/>03:41:10 up 12 days, <text:s/>5:52, <text:s/>2 users, <text:s/>load average: 0.00, 0.03, 0.05</text:p>
      <text:p text:style-name="P13">gousiabr@telemetry-eu-api-02:~$ date; uname -a</text:p>
      <text:p text:style-name="P13">Tue Mar 28 03:41:40 UTC 2017</text:p>
      <text:p text:style-name="P13">Linux telemetry-eu-api-02 3.13.0-48-generic #80-Ubuntu SMP Thu Mar 12 11:16:15 UTC 2015 x86_64 x86_64 x86_64 GNU/Linux</text:p>
      <text:p text:style-name="P13">gousiabr@telemetry-eu-api-02:~$ ps -ef | grep nrpe</text:p>
      <text:p text:style-name="P13">nagios <text:s text:c="2"/>27095 <text:s text:c="4"/>1 <text:s/>0 Mar25 ? <text:s text:c="7"/>00:00:00 /opt/IBM/Nagios/NRPE/bin/nrpe -c /opt/IBM/Nagios/NRPE/etc/nrpe.cfg -f</text:p>
      <text:p text:style-name="P13">gousiabr 29989 29465 <text:s/>0 03:41 pts/4 <text:s text:c="3"/>00:00:00 grep --color=auto nrpe</text:p>
      <text:p text:style-name="P13">gousiabr@telemetry-eu-api-02:~$ </text:p>
      <text:p text:style-name="P13"/>
      <text:p text:style-name="P9">INC0035647</text:p>
      <text:p text:style-name="P9"/>
      <text:p text:style-name="P9">telemetry-syd-elastic-03 RAM CRITICAL: 9% ram free (3649/3764 MB used)</text:p>
      <text:p text:style-name="P9"/>
      <text:p text:style-name="P9"/>
      <text:p text:style-name="P5">Steps to Resolve the incident.</text:p>
      <text:p text:style-name="P8"/>
      <text:p text:style-name="P9"/>
      <text:p text:style-name="P9">********RAM*****************</text:p>
      <text:p text:style-name="P9"/>
      <text:p text:style-name="P9">Q Why 92% of the RAM used on the server, Below are our observations.</text:p>
      <text:p text:style-name="P9"/>
      <text:p text:style-name="P9">Ans:</text:p>
      <text:p text:style-name="P9">Our Observations:</text:p>
      <text:p text:style-name="P9">=================</text:p>
      <text:p text:style-name="P9">#checking for <text:s/>free memory.</text:p>
      <text:p text:style-name="P9"/>
      <text:p text:style-name="P9">gousiabr@telemetry-syd-elastic-03:~$ free -m</text:p>
      <text:p text:style-name="P9"><text:s text:c="13"/>total <text:s text:c="6"/>used <text:s text:c="6"/>free <text:s text:c="4"/>shared <text:s text:c="3"/>buffers <text:s text:c="4"/>cached</text:p>
      <text:p text:style-name="P9">Mem: <text:s text:c="9"/>3764 <text:s text:c="6"/>3470 <text:s text:c="7"/>294 <text:s text:c="9"/>0 <text:s text:c="8"/>91 <text:s text:c="7"/>242</text:p>
      <text:p text:style-name="P9">-/+ buffers/cache: <text:s text:c="6"/>3136 <text:s text:c="7"/>628</text:p>
      <text:p text:style-name="P9">Swap: <text:s text:c="11"/>0 <text:s text:c="9"/>0 <text:s text:c="9"/>0</text:p>
      <text:p text:style-name="P9"><text:soft-page-break/></text:p>
      <text:p text:style-name="P9">#top command</text:p>
      <text:p text:style-name="P9">===============</text:p>
      <text:p text:style-name="P9"/>
      <text:p text:style-name="P9">gousiabr@telemetry-syd-elastic-03:~$ top</text:p>
      <text:p text:style-name="P9"/>
      <text:p text:style-name="P9">top - 04:58:35 up 48 days, <text:s/>5:12, <text:s/>1 user, <text:s/>load average: 0.00, 0.02, 0.05</text:p>
      <text:p text:style-name="P9">Tasks: 139 total, <text:s text:c="2"/>2 running, 137 sleeping, <text:s text:c="2"/>0 stopped, <text:s text:c="2"/>0 zombie</text:p>
      <text:p text:style-name="P9">%Cpu(s): <text:s/>4.6 us, <text:s/>0.3 sy, <text:s/>0.0 ni, 91.8 id, <text:s/>0.3 wa, <text:s/>0.0 hi, <text:s/>0.0 si, <text:s/>3.0 st</text:p>
      <text:p text:style-name="P9">KiB Mem: <text:s text:c="2"/>3854816 total, <text:s/>3554548 used, <text:s text:c="2"/>300268 free, <text:s text:c="3"/>93396 buffers</text:p>
      <text:p text:style-name="P9">KiB Swap: <text:s text:c="7"/>0 total, <text:s text:c="7"/>0 used, <text:s text:c="7"/>0 free. <text:s text:c="2"/>248644 cached Mem</text:p>
      <text:p text:style-name="P9"/>
      <text:p text:style-name="P9"><text:s text:c="2"/>PID USER <text:s text:c="5"/>PR <text:s/>NI <text:s text:c="3"/>VIRT <text:s text:c="3"/>RES <text:s text:c="3"/>SHR S %CPU %MEM <text:s text:c="4"/>TIME+ COMMAND <text:s text:c="122"/></text:p>
      <text:p text:style-name="P9"><text:s/>1687 root <text:s text:c="5"/>20 <text:s text:c="2"/>0 5577468 2.686g <text:s text:c="2"/>5812 S <text:s/>6.7 73.1 684:02.45 java <text:s text:c="125"/></text:p>
      <text:p text:style-name="P9"><text:s text:c="4"/>8 root <text:s text:c="5"/>20 <text:s text:c="2"/>0 <text:s text:c="6"/>0 <text:s text:c="5"/>0 <text:s text:c="5"/>0 R <text:s/>0.3 <text:s/>0.0 <text:s/>12:18.93 rcuos/0 <text:s text:c="122"/></text:p>
      <text:p text:style-name="P9"><text:s text:c="4"/>1 root <text:s text:c="5"/>20 <text:s text:c="2"/>0 <text:s text:c="2"/>35580 <text:s text:c="2"/>2800 <text:s text:c="2"/>1384 S <text:s/>0.0 <text:s/>0.1 <text:s text:c="2"/>0:13.95 init <text:s text:c="125"/></text:p>
      <text:p text:style-name="P9"><text:s text:c="4"/>2 root <text:s text:c="5"/>20 <text:s text:c="2"/>0 <text:s text:c="6"/>0 <text:s text:c="5"/>0 <text:s text:c="5"/>0 S <text:s/>0.0 <text:s/>0.0 <text:s text:c="2"/>0:00.01 kthreadd <text:s text:c="121"/></text:p>
      <text:p text:style-name="P9"><text:s text:c="4"/>3 root <text:s text:c="5"/>20 <text:s text:c="2"/>0 <text:s text:c="6"/>0 <text:s text:c="5"/>0 <text:s text:c="5"/>0 S <text:s/>0.0 <text:s/>0.0 <text:s text:c="2"/>2:05.60 ksoftirqd/0 <text:s text:c="118"/></text:p>
      <text:p text:style-name="P9"><text:s text:c="4"/>5 root <text:s text:c="6"/>0 -20 <text:s text:c="6"/>0 <text:s text:c="5"/>0 <text:s text:c="5"/>0 S <text:s/>0.0 <text:s/>0.0 <text:s text:c="2"/>0:00.00 kworker/0:0H <text:s text:c="4"/></text:p>
      <text:p text:style-name="P9"/>
      <text:p text:style-name="P9"/>
      <text:p text:style-name="P9">##Top 4 process which consumes more memory</text:p>
      <text:p text:style-name="P9">==========================================</text:p>
      <text:p text:style-name="P9"/>
      <text:p text:style-name="P9">gousiabr@telemetry-ap-elastic-01:~$ ps -auxf|sort -nr -k4|head -4</text:p>
      <text:p text:style-name="P9"/>
      <text:p text:style-name="P9">gousiabr@telemetry-syd-elastic-03:~$ ps -auxf|sort -nr -k4|head -4</text:p>
      <text:p text:style-name="P9">root <text:s text:c="5"/>1687 <text:s/>0.9 73.0 5577484 2816076 ? <text:s text:c="4"/>Sl <text:s text:c="2"/>Feb06 684:05 <text:s text:c="5"/>| <text:s text:c="6"/>\_ /usr/lib/jvm/java-8-oracle/bin/java -javaagent:/opt/newrelic/newrelic.jar -Dcom.sun.management.jmxremote -Dcom.sun.management.jmxremote.port=7777 -Dcom.sun.management.jmxremote.rmi.port=7777 -Dcom.sun.management.jmxremote.local.only=false -Dcom.sun.management.jmxremote.authenticate=false -Dcom.sun.management.jmxremote.ssl=false -Djava.rmi.server.hostname=localhost -Xms3250m -Xmx3250m -Djava.awt.headless=true -XX:+UseParNewGC -XX:+UseConcMarkSweepGC -XX:CMSInitiatingOccupancyFraction=75 -XX:+UseCMSInitiatingOccupancyOnly -XX:+HeapDumpOnOutOfMemoryError -XX:+DisableExplicitGC -Dfile.encoding=UTF-8 -Delasticsearch -Des.foreground=yes -Des.path.home=/elasticsearch -cp :/elasticsearch/lib/elasticsearch-1.5.2.jar:/elasticsearch/lib/*:/elasticsearch/lib/sigar/* org.elasticsearch.bootstrap.Elasticsearch</text:p>
      <text:p text:style-name="P9">root <text:s text:c="5"/>1118 <text:s/>0.0 <text:s/>1.8 248160 73076 ? <text:s text:c="7"/>S <text:s text:c="3"/>Feb06 <text:s/>16:22 <text:s/>\_ /usr/lib/x86_64-linux-gnu/sssd/sssd_be --domain LDAP --debug-to-files</text:p>
      <text:p text:style-name="P9">root <text:s text:c="5"/>1524 <text:s/>0.0 <text:s/>1.5 227060 60828 ? <text:s text:c="7"/>Sl <text:s text:c="2"/>Feb06 <text:s text:c="2"/>0:03 /opt/chef/embedded/bin/ruby /usr/bin/chef-client -d -P /var/run/chef/client.pid -c /etc/chef/client.rb -i 1800 -s 300</text:p>
      <text:p text:style-name="P9">root <text:s text:c="5"/>1583 <text:s/>0.0 <text:s/>1.3 163300 52056 ? <text:s text:c="7"/>Sl <text:s text:c="2"/>Feb06 <text:s/>25:25 <text:s text:c="5"/>\_ splunkd -p 8089 start</text:p>
      <text:p text:style-name="P9"/>
      <text:p text:style-name="P9"/>
      <text:p text:style-name="P9">PID 1687 is the child process of 1345, which is invoked by a shell script /bin/bash /usr/bin/start-elastic.sh, We don't have root access to see the script.</text:p>
      <text:p text:style-name="P9"><text:soft-page-break/>Below are the process trace for the </text:p>
      <text:p text:style-name="P9"/>
      <text:p text:style-name="P9">## parent pid details</text:p>
      <text:p text:style-name="P9">===================== </text:p>
      <text:p text:style-name="P9"/>
      <text:p text:style-name="P9">gousiabr@telemetry-syd-elastic-03:~$ ps -ef | grep 1687</text:p>
      <text:p text:style-name="P9">root <text:s text:c="5"/>1687 <text:s/>1345 <text:s/>0 Feb06 ? <text:s text:c="7"/>11:24:02 /usr/lib/jvm/java-8-oracle/bin/java -javaagent:/opt/newrelic/newrelic.jar -Dcom.sun.management.jmxremote -Dcom.sun.management.jmxremote.port=7777 -Dcom.sun.management.jmxremote.rmi.port=7777 -Dcom.sun.management.jmxremote.local.only=false -Dcom.sun.management.jmxremote.authenticate=false -Dcom.sun.management.jmxremote.ssl=false -Djava.rmi.server.hostname=localhost -Xms3250m -Xmx3250m -Djava.awt.headless=true -XX:+UseParNewGC -XX:+UseConcMarkSweepGC -XX:CMSInitiatingOccupancyFraction=75 -XX:+UseCMSInitiatingOccupancyOnly -XX:+HeapDumpOnOutOfMemoryError -XX:+DisableExplicitGC -Dfile.encoding=UTF-8 -Delasticsearch -Des.foreground=yes -Des.path.home=/elasticsearch -cp :/elasticsearch/lib/elasticsearch-1.5.2.jar:/elasticsearch/lib/*:/elasticsearch/lib/sigar/* org.elasticsearch.bootstrap.Elasticsearch</text:p>
      <text:p text:style-name="P9">gousiabr <text:s/>2103 29789 <text:s/>0 04:58 pts/0 <text:s text:c="3"/>00:00:00 grep --color=auto 1687</text:p>
      <text:p text:style-name="P9">gousiabr@telemetry-syd-elastic-03:~$ </text:p>
      <text:p text:style-name="P9">gousiabr@telemetry-syd-elastic-03:~$ </text:p>
      <text:p text:style-name="P9">gousiabr@telemetry-syd-elastic-03:~$ ps -ef | grep 1345</text:p>
      <text:p text:style-name="P9">root <text:s text:c="5"/>1345 <text:s/>1342 <text:s/>0 Feb06 ? <text:s text:c="7"/>00:00:00 /bin/bash /usr/bin/start-elastic.sh</text:p>
      <text:p text:style-name="P9">root <text:s text:c="5"/>1687 <text:s/>1345 <text:s/>0 Feb06 ? <text:s text:c="7"/>11:24:02 /usr/lib/jvm/java-8-oracle/bin/java -javaagent:/opt/newrelic/newrelic.jar -Dcom.sun.management.jmxremote -Dcom.sun.management.jmxremote.port=7777 -Dcom.sun.management.jmxremote.rmi.port=7777 -Dcom.sun.management.jmxremote.local.only=false -Dcom.sun.management.jmxremote.authenticate=false -Dcom.sun.management.jmxremote.ssl=false -Djava.rmi.server.hostname=localhost -Xms3250m -Xmx3250m -Djava.awt.headless=true -XX:+UseParNewGC -XX:+UseConcMarkSweepGC -XX:CMSInitiatingOccupancyFraction=75 -XX:+UseCMSInitiatingOccupancyOnly -XX:+HeapDumpOnOutOfMemoryError -XX:+DisableExplicitGC -Dfile.encoding=UTF-8 -Delasticsearch -Des.foreground=yes -Des.path.home=/elasticsearch -cp :/elasticsearch/lib/elasticsearch-1.5.2.jar:/elasticsearch/lib/*:/elasticsearch/lib/sigar/* org.elasticsearch.bootstrap.Elasticsearch</text:p>
      <text:p text:style-name="P9">gousiabr <text:s/>2105 29789 <text:s/>0 04:58 pts/0 <text:s text:c="3"/>00:00:00 grep --color=auto 1345</text:p>
      <text:p text:style-name="P9">gousiabr@telemetry-syd-elastic-03:~$ </text:p>
      <text:p text:style-name="P9">gousiabr@telemetry-syd-elastic-03:~$ ps -ef | grep 1342</text:p>
      <text:p text:style-name="P9">root <text:s text:c="5"/>1342 <text:s/>1327 <text:s/>0 Feb06 ? <text:s text:c="7"/>00:00:00 /bin/sh -c start-elastic.sh</text:p>
      <text:p text:style-name="P9">root <text:s text:c="5"/>1345 <text:s/>1342 <text:s/>0 Feb06 ? <text:s text:c="7"/>00:00:00 /bin/bash /usr/bin/start-elastic.sh</text:p>
      <text:p text:style-name="P9">gousiabr <text:s/>2107 29789 <text:s/>0 04:58 pts/0 <text:s text:c="3"/>00:00:00 grep --color=auto 1342</text:p>
      <text:p text:style-name="P9">gousiabr@telemetry-syd-elastic-03:~$ </text:p>
      <text:p text:style-name="P9">gousiabr@telemetry-syd-elastic-03:~$ ps -ef | grep 1327</text:p>
      <text:p text:style-name="P9">root <text:s text:c="5"/>1327 <text:s text:c="2"/>926 <text:s/>0 Feb06 ? <text:s text:c="7"/>00:00:00 /bin/sh /usr/bin/start-java-base.sh /bin/sh -c start-elastic.sh</text:p>
      <text:p text:style-name="P9">root <text:s text:c="5"/>1342 <text:s/>1327 <text:s/>0 Feb06 ? <text:s text:c="7"/>00:00:00 /bin/sh -c start-elastic.sh</text:p>
      <text:p text:style-name="P9">root <text:s text:c="5"/>1583 <text:s/>1327 <text:s/>0 Feb06 ? <text:s text:c="7"/>00:25:25 splunkd -p 8089 start</text:p>
      <text:p text:style-name="P9">gousiabr <text:s/>2109 29789 <text:s/>0 04:59 pts/0 <text:s text:c="3"/>00:00:00 grep --color=auto 1327</text:p>
      <text:p text:style-name="P9">gousiabr@telemetry-syd-elastic-03:~$ </text:p>
      <text:p text:style-name="P9"><text:soft-page-break/>gousiabr@telemetry-syd-elastic-03:~$ </text:p>
      <text:p text:style-name="P9">gousiabr@telemetry-syd-elastic-03:~$ ps -ef | grep 926</text:p>
      <text:p text:style-name="P9">root <text:s text:c="6"/>926 <text:s text:c="4"/>1 <text:s/>0 Feb06 ? <text:s text:c="7"/>00:18:51 /usr/bin/docker -d --host=unix:///var/run/docker.sock</text:p>
      <text:p text:style-name="P9">root <text:s text:c="5"/>1302 <text:s text:c="2"/>926 <text:s/>0 Feb06 ? <text:s text:c="7"/>00:04:43 docker-proxy -proto tcp -host-ip 0.0.0.0 -host-port 9300 -container-ip 172.17.0.2 -container-port 9300</text:p>
      <text:p text:style-name="P9">root <text:s text:c="5"/>1311 <text:s text:c="2"/>926 <text:s/>0 Feb06 ? <text:s text:c="7"/>00:04:35 docker-proxy -proto tcp -host-ip 0.0.0.0 -host-port 9200 -container-ip 172.17.0.2 -container-port 9200</text:p>
      <text:p text:style-name="P9">root <text:s text:c="5"/>1321 <text:s text:c="2"/>926 <text:s/>0 Feb06 ? <text:s text:c="7"/>00:04:35 docker-proxy -proto tcp -host-ip 0.0.0.0 -host-port 7777 -container-ip 172.17.0.2 -container-port 7777</text:p>
      <text:p text:style-name="P9">root <text:s text:c="5"/>1327 <text:s text:c="2"/>926 <text:s/>0 Feb06 ? <text:s text:c="7"/>00:00:00 /bin/sh /usr/bin/start-java-base.sh /bin/sh -c start-elastic.sh</text:p>
      <text:p text:style-name="P9">gousiabr <text:s/>2114 29789 <text:s/>0 04:59 pts/0 <text:s text:c="3"/>00:00:00 grep --color=auto 926</text:p>
      <text:p text:style-name="P9">gousiabr@telemetry-syd-elastic-03:~$ </text:p>
      <text:p text:style-name="P9"/>
      <text:p text:style-name="P9"/>
      <text:p text:style-name="P9"/>
      <text:p text:style-name="P10">for checking diskspace</text:p>
      <text:p text:style-name="P10">df -k/home ;date ---------------diskspace </text:p>
      <text:p text:style-name="P10">df -i/home;date -----------------inode</text:p>
      <text:p text:style-name="P10">du -sh*</text:p>
      <text:p text:style-name="P11">xcalc ----------calculator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sia </meta:initial-creator>
    <meta:creation-date>2017-03-28T09:22:11.989160094</meta:creation-date>
    <dc:date>2017-03-29T12:29:09.067218292</dc:date>
    <dc:creator>Gousia </dc:creator>
    <meta:editing-duration>PT53M18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4" meta:paragraph-count="94" meta:word-count="788" meta:character-count="8893" meta:non-whitespace-character-count="6695"/>
  </office:meta>
</office:document-meta>
</file>